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eefa" officeooo:paragraph-rsid="0003eefa"/>
    </style:style>
    <style:style style:name="P2" style:family="paragraph" style:parent-style-name="Standard">
      <style:text-properties officeooo:rsid="00043131" officeooo:paragraph-rsid="00043131"/>
    </style:style>
    <style:style style:name="P3" style:family="paragraph" style:parent-style-name="Standard">
      <style:text-properties officeooo:rsid="00043131" officeooo:paragraph-rsid="00043131"/>
    </style:style>
    <style:style style:name="P4" style:family="paragraph" style:parent-style-name="Standard">
      <style:text-properties officeooo:rsid="000524bf" officeooo:paragraph-rsid="000524bf"/>
    </style:style>
    <style:style style:name="P5" style:family="paragraph" style:parent-style-name="Standard">
      <style:text-properties officeooo:rsid="0003eefa" officeooo:paragraph-rsid="000524bf"/>
    </style:style>
    <style:style style:name="P6" style:family="paragraph" style:parent-style-name="Standard">
      <style:text-properties officeooo:rsid="0003eefa" officeooo:paragraph-rsid="0005ef9e"/>
    </style:style>
    <style:style style:name="P7" style:family="paragraph" style:parent-style-name="Standard">
      <style:text-properties officeooo:rsid="0005ef9e" officeooo:paragraph-rsid="0005ef9e"/>
    </style:style>
    <style:style style:name="P8" style:family="paragraph" style:parent-style-name="Standard">
      <style:text-properties officeooo:rsid="00074519" officeooo:paragraph-rsid="000745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wikihow.com/Make-Slime" text:style-name="Internet_20_link" text:visited-style-name="Visited_20_Internet_20_Link">https://www.wikihow.com/Make-Slime</text:a></text:p>
      <text:p text:style-name="P1">This article shows how to make slime with borax and how to make slime with corn startch. That is useful in my project because I need to know how to make those exact same slimes.</text:p>
      <text:p text:style-name="P1"/>
      <text:p text:style-name="P2"><text:a xlink:type="simple" xlink:href="https://www.thoughtco.com/slime-science-how-it-works-608232" text:style-name="Internet_20_link" text:visited-style-name="Visited_20_Internet_20_Link">https://www.thoughtco.com/slime-science-how-it-works-608232</text:a></text:p>
      <text:p text:style-name="P2">This article tells about the science of slime and what makes slime stretchy.</text:p>
      <text:p text:style-name="P2"/>
      <text:p text:style-name="P2"><text:a xlink:type="simple" xlink:href="https://en.wikipedia.org/wiki/Slime" text:style-name="Internet_20_link" text:visited-style-name="Visited_20_Internet_20_Link">https://en.wikipedia.org/wiki/Slime</text:a></text:p>
      <text:p text:style-name="P2">This article tells about how slime is used in real life situations.<text:tab/></text:p>
      <text:p text:style-name="P2"/>
      <text:p text:style-name="P4"><text:a xlink:type="simple" xlink:href="https://littlebinsforlittlehands.com/how-to-make-slime-with-borax/" text:style-name="Internet_20_link" text:visited-style-name="Visited_20_Internet_20_Link">https://littlebinsforlittlehands.com/how-to-make-slime-with-borax/</text:a></text:p>
      <text:p text:style-name="P5">This article shows how to make slime with borax.</text:p>
      <text:p text:style-name="P5"/>
      <text:p text:style-name="P7"><text:a xlink:type="simple" xlink:href="https://www.thoughtco.com/classic-simple-slime-recipe-602242" text:style-name="Internet_20_link" text:visited-style-name="Visited_20_Internet_20_Link">https://www.thoughtco.com/classic-simple-slime-recipe-602242</text:a></text:p>
      <text:p text:style-name="P6">This article shows how to make slime with borax.</text:p>
      <text:p text:style-name="P6"/>
      <text:p text:style-name="P8"><text:a xlink:type="simple" xlink:href="https://littlebinsforlittlehands.com/how-to-make-corn-starch-slime-recipe-with-glue/" text:style-name="Internet_20_link" text:visited-style-name="Visited_20_Internet_20_Link">https://littlebinsforlittlehands.com/how-to-make-corn-starch-slime-recipe-with-glue/</text:a></text:p>
      <text:p text:style-name="P8">THIS SHOWS HOW TO MAKE SLIME WITH CORNSTARCH!!!!!!!!!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8:24:31.004433275</meta:creation-date>
    <meta:generator>LibreOffice/5.2.7.2$Linux_ARM_EABI LibreOffice_project/20m0$Build-2</meta:generator>
    <dc:date>2018-11-23T13:57:27.089950618</dc:date>
    <meta:editing-duration>PT19M21S</meta:editing-duration>
    <meta:editing-cycles>2</meta:editing-cycles>
    <meta:document-statistic meta:table-count="0" meta:image-count="0" meta:object-count="0" meta:page-count="1" meta:paragraph-count="12" meta:word-count="92" meta:character-count="811" meta:non-whitespace-character-count="730"/>
  </office:meta>
</office:document-meta>
</file>